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officeooo:rsid="04c9a509"/>
    </style:style>
    <style:style style:name="T101" style:family="text">
      <style:text-properties officeooo:rsid="04cb73aa"/>
    </style:style>
    <style:style style:name="T102" style:family="text">
      <style:text-properties officeooo:rsid="04cc9b85"/>
    </style:style>
    <style:style style:name="T103" style:family="text">
      <style:text-properties fo:font-style="italic" officeooo:rsid="04cc9b85" style:font-style-asian="italic" style:font-style-complex="italic"/>
    </style:style>
    <style:style style:name="T104" style:family="text">
      <style:text-properties officeooo:rsid="04cca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29">I guess you might’ve seen it coming.</text:p>
      <text:p text:style-name="P29">I’m selling my house to rafael. He </text:p>
      <text:p text:style-name="P29">says rent will stay the same.</text:p>
      <text:p text:style-name="P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0">I stood around Org, found nothing to do, took a long nap, woke up confused.</text:span><text:span text:style-name="T97">453</text:span><text:span text:style-name="T100"> </text:span><text:span text:style-name="T101">I drank coffee, finished some quests on Axo, hitting 13, set my hearth to the Sepulcher, loitered on other tunes, talked to Hannah a couple times.</text:span><text:span text:style-name="T98">709</text:span></text:p>
      <text:p text:style-name="P27"><text:span text:style-name="T101"><text:s text:c="3"/></text:span><text:span text:style-name="T102">I drove down to Downing, waited for Hannah to arrive, put two pizzas in the oven and ate them while watching </text:span><text:span text:style-name="T103">Kiki’s Delivery Service</text:span><text:span text:style-name="T10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04"> ran ST with Voyagers, BRD with Temple, turned in quests in Stonard, Kargath, Hinterlands.</text:span><text:span text:style-name="T99">404</text:span><text:span text:style-name="T10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7T16:26:05.941452096</dc:date>
    <meta:editing-duration>P151DT7H20M26S</meta:editing-duration>
    <meta:editing-cycles>1087</meta:editing-cycles>
    <meta:generator>LibreOffice/24.2.5.2$MacOSX_X86_64 LibreOffice_project/bffef4ea93e59bebbeaf7f431bb02b1a39ee8a59</meta:generator>
    <meta:print-date>2025-02-17T16:22:34.398896763</meta:print-date>
    <meta:document-statistic meta:table-count="0" meta:image-count="0" meta:object-count="0" meta:page-count="8" meta:paragraph-count="71" meta:word-count="2441" meta:character-count="13533" meta:non-whitespace-character-count="11028"/>
  </office:meta>
</office:document-meta>
</file>